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9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1354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4.44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3354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6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pukul sepuluh malam </text:p>
          </table:table-cell>
        </table:table-row>
        <table:table-row table:style-name="ro1">
          <table:table-cell office:value-type="string">
            <text:p>diatu kami naburka berita ari radio malaysia sarawak waifm</text:p>
          </table:table-cell>
        </table:table-row>
        <table:table-row table:style-name="ro1">
          <table:table-cell office:value-type="string">
            <text:p>orang ke udah tembu belajar di ari universiti di menua tu enda patut berakup sereta ngemansangka gaya penemu</text:p>
          </table:table-cell>
        </table:table-row>
        <table:table-row table:style-name="ro1">
          <table:table-cell office:value-type="string">
            <text:p>ti bekaul enggau pekara belanja enggau ekonomi </text:p>
          </table:table-cell>
        </table:table-row>
        <table:table-row table:style-name="ro1">
          <table:table-cell office:value-type="string">
            <text:p>sapit menteri pelajar tinggi datuk saifuddin abdullah madahka sida tu diperansang meri penemu enggau runding diri</text:p>
          </table:table-cell>
        </table:table-row>
        <table:table-row table:style-name="ro1">
          <table:table-cell office:value-type="string">
            <text:p>dikena nyukung sekeda sistem baka sistem bank cara islam ngambika bisi mantu mutarka penanggul wang mensia mayuh</text:p>
          </table:table-cell>
        </table:table-row>
        <table:table-row table:style-name="ro1">
          <table:table-cell office:value-type="string">
            <text:p>ya madahka penegap ba pekara wang enggau ekonomi nya </text:p>
          </table:table-cell>
        </table:table-row>
        <table:table-row table:style-name="ro1">
          <table:table-cell office:value-type="string">
            <text:p>beguna bendar dikena nyaga penegap politik iya nya pekara ti dikemerankan ba program pengubah ekonomi etp dipejalaika perintah</text:p>
          </table:table-cell>
        </table:table-row>
        <table:table-row table:style-name="ro1">
          <table:table-cell office:value-type="string">
            <text:p>iya mansutka jaku tu di georgetown pulau pinang sari tadi</text:p>
          </table:table-cell>
        </table:table-row>
        <table:table-row table:style-name="ro1">
          <table:table-cell office:value-type="string">
            <text:p>pekara pelajar nya beguna bendar dikena nempa malaysia nyadi sebengkah ari menua ke maju </text:p>
          </table:table-cell>
        </table:table-row>
        <table:table-row table:style-name="ro1">
          <table:table-cell office:value-type="string">
            <text:p>sapit menteri ba opis menteri besai datuk haji ahmad haji mazlan madahka pengidup rakyat deka ulih diangkat manah ke agi enti rakyat ngembuan pelajar ti menyana ba semua bagi pengawa</text:p>
          </table:table-cell>
        </table:table-row>
        <table:table-row table:style-name="ro1">
          <table:table-cell office:value-type="string">
            <text:p>ketegal nya perintah udah naka ulih ngangkatka pemanah sistem pelajar ngambika semua rakyat malaysia enda tinggal ari pemansang pelajar</text:p>
          </table:table-cell>
        </table:table-row>
        <table:table-row table:style-name="ro1">
          <table:table-cell office:value-type="string">
            <text:p>bejaku ngagai pengarang berita udah iya ke nguluk pengerami nerima pengabang gawai dayak di bau sari tadi iya minta raban bansa bidayuh di sarawak majak ngulihka pemujur pelajar</text:p>
          </table:table-cell>
        </table:table-row>
        <table:table-row table:style-name="ro1">
          <table:table-cell office:value-type="string">
            <text:p>perintah menua sarawak enggau perintah besai deka majak nyediaka infrastruktur dikena nangkup guna rakyat di serata malaysia </text:p>
          </table:table-cell>
        </table:table-row>
        <table:table-row table:style-name="ro1">
          <table:table-cell office:value-type="string">
            <text:p>lebuh ti mansutka jaku tu sapit menteri sains teknologi enggau innovation datuk haji fadilah yusuf </text:p>
          </table:table-cell>
        </table:table-row>
        <table:table-row table:style-name="ro1">
          <table:table-cell office:value-type="string">
            <text:p>madahka nadai orang ulih mantah pekara ke alai sitak petra jaya </text:p>
          </table:table-cell>
        </table:table-row>
        <table:table-row table:style-name="ro1">
          <table:table-cell office:value-type="string">
            <text:p>udah balat bendar mansang ari segi infrastructure ti nyengkaum jalai alun kuasa karan enggau paip</text:p>
          </table:table-cell>
        </table:table-row>
        <table:table-row table:style-name="ro1">
          <table:table-cell office:value-type="string">
            <text:p>iya mansutka jaku tu lebuh iya ti ngelancarka program komuniti satu malaysia di kuching sari tadi</text:p>
          </table:table-cell>
        </table:table-row>
        <table:table-row table:style-name="ro1">
          <table:table-cell office:value-type="string">
            <text:p>lebih lima ratus iku orang bisi enggau nguluk pengerami sarinya </text:p>
          </table:table-cell>
        </table:table-row>
        <table:table-row table:style-name="ro1">
          <table:table-cell office:value-type="string">
            <text:p>nya naka berita ke malam tu berita nya tadi ditusun pan ling keng</text:p>
          </table:table-cell>
        </table:table-row>
        <table:table-row table:style-name="ro1">
          <table:table-cell office:value-type="string">
            <text:p>lalu disalin jonathan giri selamat</text:p>
          </table:table-cell>
        </table:table-row>
        <table:table-row table:style-name="ro1">
          <table:table-cell office:value-type="string">
            <text:p>malam</text:p>
          </table:table-cell>
        </table:table-row>
      </table:table>
      <table:table table:name="2jun22p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row table:style-name="ro1">
          <table:table-cell office:value-type="string">
            <text:p>File No.</text:p>
          </table:table-cell>
          <table:table-cell office:value-type="string">
            <text:p>SENTENC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 office:value-type="string">
            <text:p>1a</text:p>
          </table:table-cell>
          <table:table-cell table:style-name="ce1" office:value-type="string">
            <text:p>pukul sepuluh malam </text:p>
          </table:table-cell>
          <table:table-cell office:value-type="string">
            <text:p>ibm_004_001</text:p>
          </table:table-cell>
          <table:table-cell office:value-type="string">
            <text:p>pukul kesepuluh malam </text:p>
          </table:table-cell>
          <table:table-cell office:value-type="string">
            <text:p>ibm_004_001</text:p>
          </table:table-cell>
        </table:table-row>
        <table:table-row table:style-name="ro2">
          <table:table-cell office:value-type="string">
            <text:p>1b</text:p>
          </table:table-cell>
          <table:table-cell table:style-name="ce1" office:value-type="string">
            <text:p>diatu kami naburka berita ari radio malaysia sarawak waifm</text:p>
          </table:table-cell>
          <table:table-cell office:value-type="string">
            <text:p>ibm_004_002</text:p>
          </table:table-cell>
          <table:table-cell office:value-type="string">
            <text:p>dental lemanak bekaul rita haritu german sesawa warisan </text:p>
          </table:table-cell>
          <table:table-cell office:value-type="string">
            <text:p>ibm_004_00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string">
            <text:p>orang ke udah tembu belajar di ari universiti di menua tu enda patut berakup sereta ngemansangka gaya penemu</text:p>
          </table:table-cell>
          <table:table-cell office:value-type="string">
            <text:p>ibm_004_003</text:p>
          </table:table-cell>
          <table:table-cell office:value-type="string">
            <text:p>kurangka bertemu belanja edid alin mesti tebilang kuok makmal tunda kosep pemangsang kedayan geramong </text:p>
          </table:table-cell>
          <table:table-cell office:value-type="string">
            <text:p>ibm_004_00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ti bekaul enggau pekara belanja enggau ekonomi </text:p>
          </table:table-cell>
          <table:table-cell office:value-type="string">
            <text:p>ibm_004_004</text:p>
          </table:table-cell>
          <table:table-cell office:value-type="string">
            <text:p>tideka paulyne kerajaan fokker alumni </text:p>
          </table:table-cell>
          <table:table-cell office:value-type="string">
            <text:p>ibm_004_00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1" office:value-type="string">
            <text:p>sapit menteri pelajar tinggi datuk saifuddin abdullah madahka sida tu diperansang meri penemu enggau runding diri</text:p>
          </table:table-cell>
          <table:table-cell office:value-type="string">
            <text:p>ibm_004_005</text:p>
          </table:table-cell>
          <table:table-cell office:value-type="string">
            <text:p>sangka ngantung pajak tinggi betelesak soedirman dua memagang sinda tudin perangsang pemerintah ramona kuling diri </text:p>
          </table:table-cell>
          <table:table-cell office:value-type="string">
            <text:p>ibm_004_00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dikena nyukung sekeda sistem baka sistem bank cara islam ngambika bisi mantu mutarka penanggul wang mensia mayuh</text:p>
          </table:table-cell>
          <table:table-cell office:value-type="string">
            <text:p>ibm_004_006</text:p>
          </table:table-cell>
          <table:table-cell office:value-type="string">
            <text:p>dikemanah kong sekelas sistem bagas disember enchama islam nembika disimpan tumu jaragan penerangan umang mensia mayah </text:p>
          </table:table-cell>
          <table:table-cell office:value-type="string">
            <text:p>ibm_004_00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ya madahka penegap ba pekara wang enggau ekonomi nya </text:p>
          </table:table-cell>
          <table:table-cell office:value-type="string">
            <text:p>ibm_004_007</text:p>
          </table:table-cell>
          <table:table-cell office:value-type="string">
            <text:p>nyemakaka telajak umbak pegawa engekeman minyak </text:p>
          </table:table-cell>
          <table:table-cell office:value-type="string">
            <text:p>ibm_004_007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style-name="ce1" office:value-type="string">
            <text:p>beguna bendar dikena nyaga penegap politik iya nya pekara ti dikemerankan ba program pengubah ekonomi etp dipejalaika perintah</text:p>
          </table:table-cell>
          <table:table-cell office:value-type="string">
            <text:p>ibm_004_008</text:p>
          </table:table-cell>
          <table:table-cell office:value-type="string">
            <text:p>belulang badaruddin kelala enggang semenua olimpik iyanya tungkah td kawalan keba program penumbas dikerami tu kindy dibidaka perintah </text:p>
          </table:table-cell>
          <table:table-cell office:value-type="string">
            <text:p>ibm_004_00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string">
            <text:p>iya mansutka jaku tu di georgetown pulau pinang sari tadi</text:p>
          </table:table-cell>
          <table:table-cell office:value-type="string">
            <text:p>ibm_004_009</text:p>
          </table:table-cell>
          <table:table-cell office:value-type="string">
            <text:p>yaman sekada kontrol indigenous entawa bustaman propila ansari entali </text:p>
          </table:table-cell>
          <table:table-cell office:value-type="string">
            <text:p>ibm_004_00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1" office:value-type="string">
            <text:p>pekara pelajar nya beguna bendar dikena nempa malaysia nyadi sebengkah ari menua ke maju </text:p>
          </table:table-cell>
          <table:table-cell office:value-type="string">
            <text:p>ibm_004_010</text:p>
          </table:table-cell>
          <table:table-cell office:value-type="string">
            <text:p>jagaan kerajaan nya bulau bendar dikelala umpa misiah penyadi sebengka alim menua dikemaju </text:p>
          </table:table-cell>
          <table:table-cell office:value-type="string">
            <text:p>ibm_004_010</text:p>
          </table:table-cell>
        </table:table-row>
        <table:table-row table:style-name="ro5">
          <table:table-cell office:value-type="float" office:value="11">
            <text:p>11</text:p>
          </table:table-cell>
          <table:table-cell table:style-name="ce1" office:value-type="string">
            <text:p>sapit menteri ba opis menteri besai datuk haji ahmad haji mazlan madahka pengidup rakyat deka ulih diangkat manah ke agi enti rakyat ngembuan pelajar ti menyana ba semua bagi pengawa</text:p>
          </table:table-cell>
          <table:table-cell office:value-type="string">
            <text:p>ibm_004_011</text:p>
          </table:table-cell>
          <table:table-cell office:value-type="string">
            <text:p>seb kementerian mantis mutual yusahairee datoh ranjer emang haji mazlan madahkan traders bayak dengkayu bekejengkak manahka edid intel rayat nembuan kerajaan tejanggal bas nyuwa beju-ju nyayang </text:p>
          </table:table-cell>
          <table:table-cell office:value-type="string">
            <text:p>ibm_004_011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style-name="ce1" office:value-type="string">
            <text:p>ketegal nya perintah udah naka ulih ngangkatka pemanah sistem pelajar ngambika semua rakyat malaysia enda tinggal ari pemansang pelajar</text:p>
          </table:table-cell>
          <table:table-cell office:value-type="string">
            <text:p>ibm_004_012</text:p>
          </table:table-cell>
          <table:table-cell office:value-type="string">
            <text:p>ketegal nya perintah undangan genturung nanggang tepung mamak sistem kerajaan ngambi kesemua chimezie necktie nyengala tarit pemangsang payang </text:p>
          </table:table-cell>
          <table:table-cell office:value-type="string">
            <text:p>ibm_004_012</text:p>
          </table:table-cell>
        </table:table-row>
        <table:table-row table:style-name="ro5">
          <table:table-cell office:value-type="float" office:value="13">
            <text:p>13</text:p>
          </table:table-cell>
          <table:table-cell table:style-name="ce1" office:value-type="string">
            <text:p>bejaku ngagai pengarang berita udah iya ke nguluk pengerami nerima pengabang gawai dayak di bau sari tadi iya minta raban bansa bidayuh di sarawak majak ngulihka pemujur pelajar</text:p>
          </table:table-cell>
          <table:table-cell office:value-type="string">
            <text:p>ibm_004_013</text:p>
          </table:table-cell>
          <table:table-cell office:value-type="string">
            <text:p>dijengkau engik suratberita udah dianjung murugiah mini nerima pengabang pegawai zayadi bau salin galis jamie tanjong bangsa bidayuh bis sarawak majang mula kangkung mujong majang </text:p>
          </table:table-cell>
          <table:table-cell office:value-type="string">
            <text:p>ibm_004_013</text:p>
          </table:table-cell>
        </table:table-row>
        <table:table-row table:style-name="ro4">
          <table:table-cell office:value-type="float" office:value="14">
            <text:p>14</text:p>
          </table:table-cell>
          <table:table-cell table:style-name="ce1" office:value-type="string">
            <text:p>perintah menua sarawak enggau perintah besai deka majak nyediaka infrastruktur dikena nangkup guna rakyat di serata malaysia </text:p>
          </table:table-cell>
          <table:table-cell office:value-type="string">
            <text:p>ibm_004_014</text:p>
          </table:table-cell>
          <table:table-cell office:value-type="string">
            <text:p>perintah amang sarawak-singapore gerindang saeh mekang manjah nyendiakka infrastructure dikemarat mangkuk budaya diserata mensia </text:p>
          </table:table-cell>
          <table:table-cell office:value-type="string">
            <text:p>ibm_004_01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" office:value-type="string">
            <text:p>lebuh ti mansutka jaku tu sapit menteri sains teknologi enggau innovation datuk haji fadilah yusuf </text:p>
          </table:table-cell>
          <table:table-cell office:value-type="string">
            <text:p>ibm_004_015</text:p>
          </table:table-cell>
          <table:table-cell office:value-type="string">
            <text:p>tunjuk junerason challenge google ngerusakka ventures pantang karan jingga welding mesan gatal majid fadillah usop </text:p>
          </table:table-cell>
          <table:table-cell office:value-type="string">
            <text:p>ibm_004_01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" office:value-type="string">
            <text:p>madahka nadai orang ulih mantah pekara ke alai sitak petra jaya </text:p>
          </table:table-cell>
          <table:table-cell office:value-type="string">
            <text:p>ibm_004_016</text:p>
          </table:table-cell>
          <table:table-cell office:value-type="string">
            <text:p>madahkanaka dulang ulah lemambang pekara-pekara disintak putrajaya </text:p>
          </table:table-cell>
          <table:table-cell office:value-type="string">
            <text:p>ibm_004_01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" office:value-type="string">
            <text:p>udah balat bendar mansang ari segi infrastructure ti nyengkaum jalai alun kuasa karan enggau paip</text:p>
          </table:table-cell>
          <table:table-cell office:value-type="string">
            <text:p>ibm_004_017</text:p>
          </table:table-cell>
          <table:table-cell office:value-type="string">
            <text:p>pudang palan benak pemangsang garis diserang scfa cara kinyang enggaum jelalong kuasa summit tinggal payan </text:p>
          </table:table-cell>
          <table:table-cell office:value-type="string">
            <text:p>ibm_004_01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1" office:value-type="string">
            <text:p>iya mansutka jaku tu lebuh iya ti ngelancarka program komuniti satu malaysia di kuching sari tadi</text:p>
          </table:table-cell>
          <table:table-cell office:value-type="string">
            <text:p>ibm_004_018</text:p>
          </table:table-cell>
          <table:table-cell office:value-type="string">
            <text:p>yaman sengenda keterubah iqa kimia pancaragam program bebali tisak kemanusiaan ti kuching sarip talek </text:p>
          </table:table-cell>
          <table:table-cell office:value-type="string">
            <text:p>ibm_004_018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1" office:value-type="string">
            <text:p>lebih lima ratus iku orang bisi enggau nguluk pengerami sarinya </text:p>
          </table:table-cell>
          <table:table-cell office:value-type="string">
            <text:p>ibm_004_019</text:p>
          </table:table-cell>
          <table:table-cell office:value-type="string">
            <text:p>pengajar gima jusco rami sinang murut pengarami salimiah </text:p>
          </table:table-cell>
          <table:table-cell office:value-type="string">
            <text:p>ibm_004_01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1" office:value-type="string">
            <text:p>nya naka berita ke malam tu berita nya tadi ditusun pan ling keng</text:p>
          </table:table-cell>
          <table:table-cell office:value-type="string">
            <text:p>ibm_004_020</text:p>
          </table:table-cell>
          <table:table-cell office:value-type="string">
            <text:p>temaga bidar tumah sampuk ditanggang backbenchers jonanthan nyelinting </text:p>
          </table:table-cell>
          <table:table-cell office:value-type="string">
            <text:p>ibm_004_02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lalu disalin jonathan giri selamat</text:p>
          </table:table-cell>
          <table:table-cell office:value-type="string">
            <text:p>ibm_004_021</text:p>
          </table:table-cell>
          <table:table-cell office:value-type="string">
            <text:p>along disalin penjenayah kantin diri selamat </text:p>
          </table:table-cell>
          <table:table-cell office:value-type="string">
            <text:p>ibm_004_02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malam</text:p>
          </table:table-cell>
          <table:table-cell office:value-type="string">
            <text:p>ibm_004_022</text:p>
          </table:table-cell>
          <table:table-cell office:value-type="string">
            <text:p>mayang </text:p>
          </table:table-cell>
          <table:table-cell office:value-type="string">
            <text:p>ibm_004_022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6T15:57:27</dc:date>
    <dc:creator>sarah </dc:creator>
    <meta:generator>LibreOffice/3.5$Linux_x86 LibreOffice_project/350m1$Build-2</meta:generator>
    <meta:editing-duration>PT1M28S</meta:editing-duration>
    <meta:editing-cycles>2</meta:editing-cycles>
    <meta:document-statistic meta:table-count="2" meta:cell-count="135" meta:object-count="0"/>
  </office:meta>
</office:document-meta>
</file>